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8pt"/>
    </style:style>
    <style:style style:name="co2" style:family="table-column">
      <style:table-column-properties fo:break-before="auto" style:column-width="237.6pt"/>
    </style:style>
    <style:style style:name="co3" style:family="table-column">
      <style:table-column-properties fo:break-before="auto" style:column-width="162.91pt"/>
    </style:style>
    <style:style style:name="co4" style:family="table-column">
      <style:table-column-properties fo:break-before="auto" style:column-width="77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3.76pt"/>
    </style:style>
    <style:style style:name="co7" style:family="table-column">
      <style:table-column-properties fo:break-before="auto" style:column-width="19.96pt"/>
    </style:style>
    <style:style style:name="co8" style:family="table-column">
      <style:table-column-properties fo:break-before="auto" style:column-width="151.5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1.16pt"/>
    </style:style>
    <style:style style:name="co11" style:family="table-column">
      <style:table-column-properties fo:break-before="auto" style:column-width="78.6pt"/>
    </style:style>
    <style:style style:name="co1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76pt" fo:break-before="auto" style:use-optimal-row-height="true"/>
    </style:style>
    <style:style style:name="ro3" style:family="table-row">
      <style:table-row-properties style:row-height="22.85pt" fo:break-before="auto" style:use-optimal-row-height="true"/>
    </style:style>
    <style:style style:name="ro4" style:family="table-row">
      <style:table-row-properties style:row-height="33.3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49.24pt" fo:break-before="auto" style:use-optimal-row-height="true"/>
    </style:style>
    <style:style style:name="ro8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ff99" fo:border="0.06pt solid #000000" style:vertical-align="top"/>
      <style:text-properties style:font-name="Arial" fo:font-size="8pt" fo:language="en" fo:country="US" style:font-name-asian="Albany AMT" style:font-size-asian="8pt" style:language-asian="en" style:country-asian="US" style:font-name-complex="DejaVu Sans" style:font-size-complex="8pt" style:language-complex="en" style:country-complex="US"/>
    </style:style>
    <style:style style:name="ce11" style:family="table-cell" style:parent-style-name="Default">
      <style:table-cell-properties fo:border="0.06pt solid #000000" style:vertical-align="top"/>
      <style:text-properties style:font-name="Arial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ackground-color="#ffff99" fo:border="0.06pt solid #000000" style:vertical-align="top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ffff99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 style:vertical-align="top"/>
      <style:text-properties style:font-name="Arial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background-color="#ffff99" fo:border="0.06pt solid #000000" style:vertical-align="top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top"/>
      <style:text-properties style:font-name="Arial" fo:font-size="9pt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Arial" fo:font-size="11pt" fo:font-weight="bold" style:font-size-asian="11pt" style:font-weight-asian="bold" style:font-size-complex="11pt" style:font-weight-complex="6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600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6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fo:font-weight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 style:font-name="Arial" fo:font-size="11pt" fo:font-weight="bold" style:font-size-asian="11pt" style:font-weight-asian="bold" style:font-size-complex="11pt" style:font-weight-complex="600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808080" style:font-name="Arial" fo:font-size="10pt" fo:font-weight="bold" style:font-size-asian="10pt" style:font-weight-asian="bold" style:font-size-complex="10pt" style:font-weight-complex="6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52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63" style:family="table-cell" style:parent-style-name="Default">
      <style:table-cell-properties fo:background-color="#dddddd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ffff99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="0.06pt solid #000000" style:vertical-align="top"/>
      <style:text-properties style:font-name="Arial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able-cell-properties fo:background-color="#ffff99" fo:border="0.06pt solid #000000" style:vertical-align="top"/>
      <style:text-properties style:font-name="Arial" fo:font-size="10pt" style:font-size-asian="10pt" style:font-size-complex="10pt"/>
    </style:style>
    <style:style style:name="ce67" style:family="table-cell" style:parent-style-name="Default"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73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ackground-color="#ffff99" fo:border="0.06pt solid #000000" style:vertical-align="top"/>
      <style:text-properties style:font-name="Arial" fo:font-size="8pt" fo:language="en" fo:country="US" style:font-name-asian="Albany AMT" style:font-size-asian="8pt" style:language-asian="en" style:country-asian="US" style:font-name-complex="DejaVu Sans" style:font-size-complex="8pt" style:language-complex="en" style:country-complex="US"/>
    </style:style>
    <style:style style:name="ce76" style:family="table-cell" style:parent-style-name="Default">
      <style:table-cell-properties fo:border="0.06pt solid #000000" style:vertical-align="top"/>
      <style:text-properties style:font-name="Arial" fo:font-size="8pt" fo:font-style="italic" style:font-size-asian="8pt" style:font-style-asian="italic" style:font-size-complex="8pt" style:font-style-complex="italic"/>
    </style:style>
    <style:style style:name="ce77" style:family="table-cell" style:parent-style-name="Default">
      <style:table-cell-properties fo:background-color="#ffff99" fo:border="0.06pt solid #000000" style:vertical-align="top"/>
      <style:text-properties style:font-name="Arial" fo:font-size="8pt" style:font-size-asian="8pt" style:font-size-complex="8pt"/>
    </style:style>
    <style:style style:name="ce7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1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84" style:family="table-cell" style:parent-style-name="Default">
      <style:table-cell-properties style:vertical-align="top"/>
      <style:text-properties style:font-name="Arial" fo:font-size="9pt"/>
    </style:style>
    <style:style style:name="ce85" style:family="table-cell" style:parent-style-name="Default">
      <style:text-properties style:font-name="Arial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Arial" fo:font-size="11pt" fo:font-weight="bold" style:font-size-asian="11pt" style:font-weight-asian="bold" style:font-size-complex="11pt" style:font-weight-complex="600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600"/>
    </style:style>
    <style:style style:name="ce8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600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fo:font-weight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 style:font-name="Arial" fo:font-size="11pt" fo:font-weight="bold" style:font-size-asian="11pt" style:font-weight-asian="bold" style:font-size-complex="11pt" style:font-weight-complex="600"/>
    </style:style>
    <style:style style:name="ce9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808080" style:font-name="Arial" fo:font-size="10pt" fo:font-weight="bold" style:font-size-asian="10pt" style:font-weight-asian="bold" style:font-size-complex="10pt" style:font-weight-complex="600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2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style:vertical-align="top"/>
      <style:text-properties style:font-name="Arial" fo:font-size="9pt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style:font-name="Arial" fo:font-size="9pt" fo:font-weight="normal"/>
    </style:style>
    <style:style style:name="ce33" style:family="table-cell" style:parent-style-name="Default" style:data-style-name="N131">
      <style:table-cell-properties style:text-align-source="value-type" style:repeat-content="false" fo:border="0.06pt solid #000000"/>
      <style:paragraph-properties fo:margin-left="0pt"/>
      <style:text-properties style:font-name="Arial" fo:font-size="9pt" fo:font-weight="normal"/>
    </style:style>
    <style:style style:name="ce71" style:family="table-cell" style:parent-style-name="Default" style:data-style-name="N10122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Wert für "Typ"</text:p>
          </table:table-cell>
          <table:table-cell table:style-name="ce1" office:value-type="string" calcext:value-type="string">
            <text:p>Rückgabewert</text:p>
          </table:table-cell>
          <table:table-cell table:style-name="ce1" office:value-type="string" calcext:value-type="string">
            <text:p>Erklärung</text:p>
          </table:table-cell>
          <table:table-cell table:style-name="ce13" office:value-type="string" calcext:value-type="string">
            <text:p>Anm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6" table:formula="of:=INFO([.A2])" office:value-type="string" office:string-value="LINUX" calcext:value-type="string">
            <text:p>LINUX</text:p>
          </table:table-cell>
          <table:table-cell table:style-name="ce10" office:value-type="string" calcext:value-type="string">
            <text:p>Typ des Betriebsystems. </text:p>
            <text:p>"WNT" für Microsoft Windows </text:p>
            <text:p>"LINUX" für Linux </text:p>
            <text:p>"SOLARIS" für Solaris</text:p>
          </table:table-cell>
          <table:table-cell table:style-name="ce14" office:value-type="string" calcext:value-type="string">
            <text:p>CALC &amp; EXCE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osversion</text:p>
          </table:table-cell>
          <table:table-cell table:style-name="ce7" table:formula="of:=INFO([.A3])" office:value-type="string" office:string-value="Windows (32-bit) NT 5.01" calcext:value-type="string">
            <text:p>Windows (32-bit) NT 5.01</text:p>
          </table:table-cell>
          <table:table-cell table:style-name="ce11" office:value-type="string" calcext:value-type="string">
            <text:p>Immer "Windows (32-bit) NT 5.01", </text:p>
            <text:p>Aus Kompatibilitätsgründen</text:p>
          </table:table-cell>
          <table:table-cell table:style-name="ce15" office:value-type="string" calcext:value-type="string">
            <text:p>CALC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ersion</text:p>
          </table:table-cell>
          <table:table-cell table:style-name="ce6" table:formula="of:=INFO([.A4])" office:value-type="string" office:string-value="30m0(Build:2)" calcext:value-type="string">
            <text:p>30m0(Build:2)</text:p>
          </table:table-cell>
          <table:table-cell table:style-name="ce12" office:value-type="string" calcext:value-type="string">
            <text:p>Die Versionsnummer von Excel oder Calc, </text:p>
            <text:p>zum Beispiel "300m25(Build:9876)"</text:p>
          </table:table-cell>
          <table:table-cell table:style-name="ce14" office:value-type="string" calcext:value-type="string">
            <text:p>CALC &amp; EXC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lease</text:p>
          </table:table-cell>
          <table:table-cell table:style-name="ce8" table:formula="of:=INFO([.A5])" office:value-type="string" office:string-value="30m0(Build:2)" calcext:value-type="string">
            <text:p>30m0(Build:2)</text:p>
          </table:table-cell>
          <table:table-cell table:style-name="ce12" office:value-type="string" calcext:value-type="string">
            <text:p>Wie das Argument „Version“</text:p>
          </table:table-cell>
          <table:table-cell table:style-name="ce16" office:value-type="string" calcext:value-type="string">
            <text:p>CALC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recalc</text:p>
          </table:table-cell>
          <table:table-cell table:style-name="ce6" table:formula="of:=INFO([.A6])" office:value-type="string" office:string-value="Automatic" calcext:value-type="string">
            <text:p>Automatic</text:p>
          </table:table-cell>
          <table:table-cell table:style-name="ce12" office:value-type="string" calcext:value-type="string">
            <text:p>Aktueller Formelneuberechnungsmodus, </text:p>
            <text:p>entweder "Automatisch" oder "Manuell" </text:p>
            <text:p>(lokalisiert in LibreOffice -Sprache)</text:p>
          </table:table-cell>
          <table:table-cell table:style-name="ce16" office:value-type="string" calcext:value-type="string">
            <text:p>CAL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umfile</text:p>
          </table:table-cell>
          <table:table-cell table:style-name="ce7" table:formula="of:=INFO([.A7])" office:value-type="float" office:value="1" calcext:value-type="float">
            <text:p>1</text:p>
          </table:table-cell>
          <table:table-cell table:style-name="ce11" office:value-type="string" calcext:value-type="string">
            <text:p>Immer 1, aus Kompatibilitätsgründen.</text:p>
          </table:table-cell>
          <table:table-cell table:style-name="ce15" office:value-type="string" calcext:value-type="string">
            <text:p>CALC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istik_Anzahl" table:style-name="ta1">
        <table:table-column table:style-name="co5" table:default-cell-style-name="ce20"/>
        <table:table-column table:style-name="co6" table:default-cell-style-name="ce20"/>
        <table:table-column table:style-name="co5" table:number-columns-repeated="2" table:default-cell-style-name="ce24"/>
        <table:table-column table:style-name="co5" table:number-columns-repeated="2" table:default-cell-style-name="ce20"/>
        <table:table-column table:style-name="co7" table:default-cell-style-name="ce27"/>
        <table:table-column table:style-name="co8" table:default-cell-style-name="ce20"/>
        <table:table-column table:style-name="co5" table:number-columns-repeated="1016" table:default-cell-style-name="ce20"/>
        <table:table-row table:style-name="ro5"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Gegenüberstellung</text:p>
          </table:table-cell>
          <table:covered-table-cell table:style-name="ce22"/>
          <table:table-cell table:style-name="ce25" office:value-type="string" calcext:value-type="string" table:number-columns-spanned="2" table:number-rows-spanned="1">
            <text:p>Alternative</text:p>
          </table:table-cell>
          <table:covered-table-cell table:style-name="ce22"/>
          <table:table-cell table:number-columns-repeated="1018"/>
        </table:table-row>
        <table:table-row table:style-name="ro6">
          <table:table-cell table:style-name="ce17" office:value-type="string" calcext:value-type="string">
            <text:p>Anzahl</text:p>
          </table:table-cell>
          <table:table-cell table:style-name="ce18" office:value-type="string" calcext:value-type="string">
            <text:p>Texteinträge werden bei der Bestimmung der Anzahl nicht berücksichtigt. </text:p>
            <text:p>Die einzelnen Werte werden addiert.</text:p>
          </table:table-cell>
          <table:table-cell table:style-name="ce22" table:formula="of:=COUNT([.C5:.C20])" office:value-type="float" office:value="10" calcext:value-type="float">
            <text:p>10</text:p>
          </table:table-cell>
          <table:table-cell table:style-name="ce22" table:formula="of:=COUNTA([.D5:.D20])" office:value-type="float" office:value="16" calcext:value-type="float">
            <text:p>16</text:p>
          </table:table-cell>
          <table:table-cell table:style-name="ce22" table:formula="of:=SUBTOTAL(2;[.E5:.E20])" office:value-type="float" office:value="10" calcext:value-type="float">
            <text:p>10</text:p>
          </table:table-cell>
          <table:table-cell table:style-name="ce22" table:formula="of:=SUBTOTAL(3;[.F5:.F20])" office:value-type="float" office:value="16" calcext:value-type="float">
            <text:p>16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Anzahl2</text:p>
          </table:table-cell>
          <table:table-cell table:style-name="ce18" office:value-type="string" calcext:value-type="string">
            <text:p>Die Werte in der Argumentliste werden gezählt. Dabei werden selbst Texteinträge berücksichtigt, die eine leere Zeichenfolge der Länge 0 enthalten. Leere Zellen bleiben unberücksichtigt, wenn es sich bei dem Argument um eine Matrix oder Referenz handelt.</text:p>
          </table:table-cell>
          <table:table-cell table:style-name="ce23" office:value-type="string" calcext:value-type="string">
            <text:p>Anzahl</text:p>
          </table:table-cell>
          <table:table-cell table:style-name="ce23" office:value-type="string" calcext:value-type="string">
            <text:p>Anzahl2</text:p>
          </table:table-cell>
          <table:table-cell table:style-name="ce26" office:value-type="string" calcext:value-type="string">
            <text:p>Teilergebnis</text:p>
            <text:p>2</text:p>
          </table:table-cell>
          <table:table-cell table:style-name="ce26" office:value-type="string" calcext:value-type="string">
            <text:p>Teilergebnis</text:p>
            <text:p>3</text:p>
          </table:table-cell>
          <table:table-cell table:style-name="ce28" table:formula="of:=SUMIF([.B5:.B20];&quot;Traun&quot;;[.C5:.C20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style-name="ce52" office:value-type="string" calcext:value-type="string">
            <text:p>UE1</text:p>
          </table:table-cell>
          <table:table-cell table:style-name="ce52" office:value-type="string" calcext:value-type="string">
            <text:p>UE2</text:p>
          </table:table-cell>
          <table:table-cell table:style-name="ce23" office:value-type="string" calcext:value-type="string">
            <text:p>Anzahl</text:p>
          </table:table-cell>
          <table:table-cell table:style-name="ce23" office:value-type="string" calcext:value-type="string">
            <text:p>Anzahl2</text:p>
          </table:table-cell>
          <table:table-cell table:style-name="ce26" office:value-type="string" calcext:value-type="string">
            <text:p>Teilergebnis</text:p>
            <text:p>2</text:p>
          </table:table-cell>
          <table:table-cell table:style-name="ce26" office:value-type="string" calcext:value-type="string">
            <text:p>Teilergebnis</text:p>
            <text:p>3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formula="of:=RANK([.F5];[.$F$5:.$F$14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Tra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formula="of:=RANK([.F6];[.$F$5:.$F$14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formula="of:=RANK([.F7];[.$F$5:.$F$14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Trau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formula="of:=RANK([.F8];[.$F$5:.$F$14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formula="of:=RANK([.F9];[.$F$5:.$F$14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formula="of:=RANK([.F10];[.$F$5:.$F$1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formula="of:=RANK([.F11];[.$F$5:.$F$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formula="of:=RANK([.F12];[.$F$5:.$F$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formula="of:=RANK([.F13];[.$F$5:.$F$1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formula="of:=RANK([.F14];[.$F$5:.$F$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table:style-name="ce24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table:style-name="ce24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24" office:value-type="string" calcext:value-type="string">
            <text:p>F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0"/>
        <table:table-column table:style-name="co10" table:default-cell-style-name="Default"/>
        <table:table-column table:style-name="co11" table:default-cell-style-name="ce32"/>
        <table:table-column table:style-name="co12" table:default-cell-style-name="ce33"/>
        <table:table-row table:style-name="ro1">
          <table:table-cell table:style-name="ce29" office:value-type="string" calcext:value-type="string">
            <text:p>Ort</text:p>
          </table:table-cell>
          <table:table-cell table:style-name="ce29" office:value-type="string" calcext:value-type="string">
            <text:p>Firma</text:p>
          </table:table-cell>
          <table:table-cell table:style-name="ce29" office:value-type="string" calcext:value-type="string">
            <text:p>Branche</text:p>
          </table:table-cell>
          <table:table-cell table:style-name="ce29" office:value-type="string" calcext:value-type="string">
            <text:p>Umsatz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table:style-name="ce32" office:value-type="string" calcext:value-type="string">
            <text:p>Heldt</text:p>
          </table:table-cell>
          <table:table-cell office:value-type="string" calcext:value-type="string">
            <text:p>Metall</text:p>
          </table:table-cell>
          <table:table-cell office:value-type="currency" office:currency="EUR" office:value="1230560" calcext:value-type="currency">
            <text:p>€ 1,230,56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table:style-name="ce32" office:value-type="string" calcext:value-type="string">
            <text:p>Baumann</text:p>
          </table:table-cell>
          <table:table-cell office:value-type="string" calcext:value-type="string">
            <text:p>Kunststoff</text:p>
          </table:table-cell>
          <table:table-cell office:value-type="currency" office:currency="EUR" office:value="680300" calcext:value-type="currency">
            <text:p>€ 680,3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table:style-name="ce32" office:value-type="string" calcext:value-type="string">
            <text:p>Rauberger</text:p>
          </table:table-cell>
          <table:table-cell office:value-type="string" calcext:value-type="string">
            <text:p>Kunststoff</text:p>
          </table:table-cell>
          <table:table-cell office:value-type="currency" office:currency="EUR" office:value="325600" calcext:value-type="currency">
            <text:p>€ 325,60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table:style-name="ce32" office:value-type="string" calcext:value-type="string">
            <text:p>Spar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5200000" calcext:value-type="currency">
            <text:p>€ 5,200,0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table:style-name="ce32" office:value-type="string" calcext:value-type="string">
            <text:p>Spar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25000300" calcext:value-type="currency">
            <text:p>€ 25,000,30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table:style-name="ce32" office:value-type="string" calcext:value-type="string">
            <text:p>Billa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5600300" calcext:value-type="currency">
            <text:p>€ 5,600,3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table:style-name="ce32" office:value-type="string" calcext:value-type="string">
            <text:p>Kratky</text:p>
          </table:table-cell>
          <table:table-cell office:value-type="string" calcext:value-type="string">
            <text:p>Metall</text:p>
          </table:table-cell>
          <table:table-cell office:value-type="currency" office:currency="EUR" office:value="12560900" calcext:value-type="currency">
            <text:p>€ 12,560,900.0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table:style-name="ce29" office:value-type="string" calcext:value-type="string">
            <text:p>Orte</text:p>
          </table:table-cell>
          <table:table-cell table:style-name="ce29" office:value-type="string" calcext:value-type="string">
            <text:p>Anzahl Firmen</text:p>
          </table:table-cell>
          <table:table-cell table:style-name="ce29" office:value-type="string" calcext:value-type="string">
            <text:p>Umsätze für</text:p>
          </table:table-cell>
          <table:table-cell table:style-name="ce71" office:value-type="string" calcext:value-type="string">
            <text:p>Kommunalsteuer</text:p>
            <text:p>3%</text:p>
          </table:table-cell>
        </table:table-row>
        <table:table-row table:style-name="ro1">
          <table:table-cell table:style-name="ce31" office:value-type="string" calcext:value-type="string">
            <text:p>Linz Metall</text:p>
          </table:table-cell>
          <table:table-cell table:formula="of:=COUNTIFS([.$A$2:.$A$8];&quot;Linz&quot;;[.$C$2:.$C$8];&quot;Metall&quot;)" office:value-type="float" office:value="2" calcext:value-type="float">
            <text:p>2</text:p>
          </table:table-cell>
          <table:table-cell table:style-name="ce33" table:formula="of:=SUMIFS([.$D$2:.$D$8];[.$A$2:.$A$8];&quot;Linz&quot;;[.$C$2:.$C$8];&quot;Metall&quot;)" office:value-type="currency" office:currency="EUR" office:value="13791460" calcext:value-type="currency">
            <text:p>€ 13,791,460.00</text:p>
          </table:table-cell>
          <table:table-cell table:formula="of:=([.$C12]/100)*3" office:value-type="currency" office:currency="EUR" office:value="413743.8" calcext:value-type="currency">
            <text:p>€ 413,743.80</text:p>
          </table:table-cell>
        </table:table-row>
        <table:table-row table:style-name="ro1">
          <table:table-cell table:style-name="ce31" office:value-type="string" calcext:value-type="string">
            <text:p>Linz Kunststoff</text:p>
          </table:table-cell>
          <table:table-cell table:formula="of:=COUNTIFS([.$A$2:.$A$8];&quot;Linz&quot;;[.$C$2:.$C$8];&quot;Kunststoff&quot;)" office:value-type="float" office:value="1" calcext:value-type="float">
            <text:p>1</text:p>
          </table:table-cell>
          <table:table-cell table:style-name="ce33" table:formula="of:=SUMIFS([.$D$2:.$D$8];[.$A$2:.$A$8];&quot;Linz&quot;;[.$C$2:.$C$8];&quot;Kunststoff&quot;)" office:value-type="currency" office:currency="EUR" office:value="325600" calcext:value-type="currency">
            <text:p>€ 325,600.00</text:p>
          </table:table-cell>
          <table:table-cell table:formula="of:=([.$C13]/100)*3" office:value-type="currency" office:currency="EUR" office:value="9768" calcext:value-type="currency">
            <text:p>€ 9,768.00</text:p>
          </table:table-cell>
        </table:table-row>
        <table:table-row table:style-name="ro1">
          <table:table-cell table:style-name="ce31" office:value-type="string" calcext:value-type="string">
            <text:p>Linz Lebensmittel</text:p>
          </table:table-cell>
          <table:table-cell table:formula="of:=COUNTIFS([.$A$2:.$A$8];&quot;Linz&quot;;[.$C$2:.$C$8];&quot;Lebensmittel&quot;)" office:value-type="float" office:value="1" calcext:value-type="float">
            <text:p>1</text:p>
          </table:table-cell>
          <table:table-cell table:style-name="ce33" table:formula="of:=SUMIFS([.$D$2:.$D$8];[.$A$2:.$A$8];&quot;Linz&quot;;[.$C$2:.$C$8];&quot;Lebensmittel&quot;)" office:value-type="currency" office:currency="EUR" office:value="25000300" calcext:value-type="currency">
            <text:p>€ 25,000,300.00</text:p>
          </table:table-cell>
          <table:table-cell table:formula="of:=([.$C14]/100)*3" office:value-type="currency" office:currency="EUR" office:value="750009" calcext:value-type="currency">
            <text:p>€ 750,009.00</text:p>
          </table:table-cell>
        </table:table-row>
        <table:table-row table:style-name="ro1">
          <table:table-cell table:style-name="ce31" office:value-type="string" calcext:value-type="string">
            <text:p>Traun Metall</text:p>
          </table:table-cell>
          <table:table-cell table:formula="of:=COUNTIFS([.$A$2:.$A$8];&quot;Traun&quot;;[.$C$2:.$C$8];&quot;Metall&quot;)" office:value-type="float" office:value="0" calcext:value-type="float">
            <text:p>0</text:p>
          </table:table-cell>
          <table:table-cell table:style-name="ce33" table:formula="of:=SUMIFS([.$D$2:.$D$8];[.$A$2:.$A$8];&quot;Traun&quot;;[.$C$2:.$C$8];&quot;Metall&quot;)" office:value-type="currency" office:currency="EUR" office:value="0" calcext:value-type="currency">
            <text:p>€ 0.00</text:p>
          </table:table-cell>
          <table:table-cell table:formula="of:=([.$C15]/100)*3" office:value-type="currency" office:currency="EUR" office:value="0" calcext:value-type="currency">
            <text:p>€ 0.00</text:p>
          </table:table-cell>
        </table:table-row>
        <table:table-row table:style-name="ro1">
          <table:table-cell table:style-name="ce31" office:value-type="string" calcext:value-type="string">
            <text:p>Traun Kunststoff</text:p>
          </table:table-cell>
          <table:table-cell table:formula="of:=COUNTIFS([.$A$2:.$A$8];&quot;Traun&quot;;[.$C$2:.$C$8];&quot;Kunststoff&quot;)" office:value-type="float" office:value="1" calcext:value-type="float">
            <text:p>1</text:p>
          </table:table-cell>
          <table:table-cell table:style-name="ce33" table:formula="of:=SUMIFS([.$D$2:.$D$8];[.$A$2:.$A$8];&quot;Traun&quot;;[.$C$2:.$C$8];&quot;Kunststoff&quot;)" office:value-type="currency" office:currency="EUR" office:value="680300" calcext:value-type="currency">
            <text:p>€ 680,300.00</text:p>
          </table:table-cell>
          <table:table-cell table:formula="of:=([.$C16]/100)*3" office:value-type="currency" office:currency="EUR" office:value="20409" calcext:value-type="currency">
            <text:p>€ 20,409.00</text:p>
          </table:table-cell>
        </table:table-row>
        <table:table-row table:style-name="ro1">
          <table:table-cell table:style-name="ce31" office:value-type="string" calcext:value-type="string">
            <text:p>Traun Lebensmittel</text:p>
          </table:table-cell>
          <table:table-cell table:formula="of:=COUNTIFS([.$A$2:.$A$8];&quot;Linz&quot;;[.$C$2:.$C$8];&quot;Lebensmittel&quot;)" office:value-type="float" office:value="1" calcext:value-type="float">
            <text:p>1</text:p>
          </table:table-cell>
          <table:table-cell table:style-name="ce33" table:formula="of:=SUMIFS([.$D$2:.$D$8];[.$A$2:.$A$8];&quot;Traun&quot;;[.$C$2:.$C$8];&quot;Lebensmittel&quot;)" office:value-type="currency" office:currency="EUR" office:value="10800300" calcext:value-type="currency">
            <text:p>€ 10,800,300.00</text:p>
          </table:table-cell>
          <table:table-cell table:formula="of:=([.$C17]/100)*3" office:value-type="currency" office:currency="EUR" office:value="324009" calcext:value-type="currency">
            <text:p>€ 324,009.00</text:p>
          </table:table-cell>
        </table:table-row>
      </table:table>
      <table:named-expressions/>
      <table:database-ranges>
        <table:database-range table:name="__Anonymous_Sheet_DB__0" table:target-range-address="INFO.A1:INFO.D7" table:orientation="column"/>
        <table:database-range table:name="__Anonymous_Sheet_DB__1" table:target-range-address="Statistik_Anzahl.A4:Statistik_Anzahl.F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currency-style style:name="N13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31P0"/>
    </number:currency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" loext:min-decimal-places="1" number:min-integer-digits="1"/>
    </number:number-style>
    <number:date-style style:name="N134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">
      <number:number number:decimal-places="1" loext:min-decimal-places="1" number:min-integer-digits="1"/>
      <number:text> m/s</number:text>
    </number:number-style>
    <number:number-style style:name="N137">
      <number:number number:decimal-places="1" loext:min-decimal-places="1" number:min-integer-digits="1"/>
      <number:text> km/h</number:text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41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43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43P0"/>
    </number:currency-style>
    <number:currency-style style:name="N144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44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47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47P0"/>
    </number:currency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9:24:36.186203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8:43:44.357541505</meta:creation-date>
    <dc:date>2017-04-05T09:25:41.888333893</dc:date>
    <meta:editing-duration>PT26M41S</meta:editing-duration>
    <meta:editing-cycles>7</meta:editing-cycles>
    <meta:generator>LibreOffice/5.3.1.2$Linux_X86_64 LibreOffice_project/30m0$Build-2</meta:generator>
    <meta:document-statistic meta:table-count="3" meta:cell-count="199" meta:object-count="0"/>
  </office:meta>
</office:document-meta>
</file>